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2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 style:list-style-name="L2">
      <style:text-properties fo:font-style="normal" style:font-style-asian="normal" style:font-style-complex="normal"/>
    </style:style>
    <style:style style:name="P3" style:family="paragraph" style:parent-style-name="Text_20_body" style:list-style-name="L2">
      <style:text-properties fo:font-style="normal" style:font-style-asian="normal" style:font-style-complex="normal"/>
    </style:style>
    <style:style style:name="P4" style:family="paragraph" style:parent-style-name="Text_20_body" style:list-style-name="L2">
      <style:text-properties fo:font-style="normal" style:font-style-asian="normal" style:font-style-complex="normal"/>
    </style:style>
    <style:style style:name="P5" style:family="paragraph" style:parent-style-name="Text_20_body" style:list-style-name="L2">
      <style:text-properties fo:font-style="normal" style:font-style-asian="normal" style:font-style-complex="normal"/>
    </style:style>
    <style:style style:name="P6" style:family="paragraph" style:parent-style-name="Text_20_body" style:list-style-name="L7">
      <style:text-properties fo:font-style="normal" style:font-style-asian="normal" style:font-style-complex="normal"/>
    </style:style>
    <style:style style:name="P7" style:family="paragraph" style:parent-style-name="Text_20_body" style:list-style-name="L7">
      <style:text-properties fo:font-style="normal" style:font-style-asian="normal" style:font-style-complex="normal"/>
    </style:style>
    <style:style style:name="P8" style:family="paragraph" style:parent-style-name="Text_20_body" style:list-style-name="L9">
      <style:text-properties fo:font-style="normal" style:font-style-asian="normal" style:font-style-complex="normal"/>
    </style:style>
    <style:style style:name="P9" style:family="paragraph" style:parent-style-name="Text_20_body" style:list-style-name="L9">
      <style:text-properties fo:font-style="normal" style:font-style-asian="normal" style:font-style-complex="normal"/>
    </style:style>
    <style:style style:name="P10" style:family="paragraph" style:parent-style-name="Text_20_body" style:list-style-name="L9">
      <style:text-properties fo:font-style="normal" style:font-style-asian="normal" style:font-style-complex="normal"/>
    </style:style>
    <style:style style:name="P11" style:family="paragraph" style:parent-style-name="Text_20_body" style:list-style-name="L9">
      <style:text-properties fo:font-style="normal" style:font-style-asian="normal" style:font-style-complex="normal"/>
    </style:style>
    <style:style style:name="P12" style:family="paragraph" style:parent-style-name="Text_20_body" style:list-style-name="L10">
      <style:text-properties fo:font-style="normal" style:font-style-asian="normal" style:font-style-complex="normal"/>
    </style:style>
    <style:style style:name="P13" style:family="paragraph" style:parent-style-name="Text_20_body" style:list-style-name="L10">
      <style:text-properties fo:font-style="normal" style:font-style-asian="normal" style:font-style-complex="normal"/>
    </style:style>
    <style:style style:name="P14" style:family="paragraph" style:parent-style-name="Text_20_body" style:list-style-name="L10">
      <style:text-properties fo:font-style="normal" style:font-style-asian="normal" style:font-style-complex="normal"/>
    </style:style>
    <style:style style:name="P15" style:family="paragraph" style:parent-style-name="Text_20_body" style:list-style-name="L11">
      <style:text-properties fo:font-style="normal" style:font-style-asian="normal" style:font-style-complex="normal"/>
    </style:style>
    <style:style style:name="P16" style:family="paragraph" style:parent-style-name="Text_20_body" style:list-style-name="L11">
      <style:text-properties fo:font-style="normal" style:font-style-asian="normal" style:font-style-complex="normal"/>
    </style:style>
    <style:style style:name="P17" style:family="paragraph" style:parent-style-name="Text_20_body" style:list-style-name="L11">
      <style:text-properties fo:font-style="normal" style:font-style-asian="normal" style:font-style-complex="normal"/>
    </style:style>
    <style:style style:name="P18" style:family="paragraph" style:parent-style-name="Text_20_body" style:list-style-name="L12">
      <style:text-properties fo:font-style="normal" style:font-style-asian="normal" style:font-style-complex="normal"/>
    </style:style>
    <style:style style:name="P19" style:family="paragraph" style:parent-style-name="Text_20_body" style:list-style-name="L12">
      <style:text-properties fo:font-style="normal" style:font-style-asian="normal" style:font-style-complex="normal"/>
    </style:style>
    <style:style style:name="P20" style:family="paragraph" style:parent-style-name="Text_20_body" style:list-style-name="L12">
      <style:text-properties fo:font-style="normal" style:font-style-asian="normal" style:font-style-complex="normal"/>
    </style:style>
    <style:style style:name="P21" style:family="paragraph" style:parent-style-name="Text_20_body" style:list-style-name="L13">
      <style:text-properties fo:font-style="normal" style:font-style-asian="normal" style:font-style-complex="normal"/>
    </style:style>
    <style:style style:name="P22" style:family="paragraph" style:parent-style-name="Text_20_body" style:list-style-name="L13">
      <style:text-properties fo:font-style="normal" style:font-style-asian="normal" style:font-style-complex="normal"/>
    </style:style>
    <style:style style:name="P23" style:family="paragraph" style:parent-style-name="Text_20_body" style:list-style-name="L13">
      <style:text-properties fo:font-style="normal" style:font-style-asian="normal" style:font-style-complex="normal"/>
    </style:style>
    <style:style style:name="P24" style:family="paragraph" style:parent-style-name="Text_20_body" style:list-style-name="L13">
      <style:text-properties fo:font-style="normal" style:font-style-asian="normal" style:font-style-complex="normal"/>
    </style:style>
    <style:style style:name="P25" style:family="paragraph" style:parent-style-name="Text_20_body" style:list-style-name="L5"/>
    <style:style style:name="P26" style:family="paragraph" style:parent-style-name="Text_20_body" style:list-style-name="L5"/>
    <style:style style:name="P27" style:family="paragraph" style:parent-style-name="Text_20_body" style:list-style-name="L5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6"/>
    <style:style style:name="P31" style:family="paragraph" style:parent-style-name="Text_20_body" style:list-style-name="L6"/>
    <style:style style:name="P32" style:family="paragraph" style:parent-style-name="Text_20_body" style:list-style-name="L14"/>
    <style:style style:name="P33" style:family="paragraph" style:parent-style-name="Text_20_body" style:list-style-name="L14"/>
    <style:style style:name="P34" style:family="paragraph" style:parent-style-name="Text_20_body" style:list-style-name="L14"/>
    <style:style style:name="P35" style:family="paragraph" style:parent-style-name="Text_20_body" style:list-style-name="L14"/>
    <style:style style:name="P3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Text_20_body" style:list-style-name="L15"/>
    <style:style style:name="P38" style:family="paragraph" style:parent-style-name="Text_20_body" style:list-style-name="L15"/>
    <style:style style:name="P39" style:family="paragraph" style:parent-style-name="Text_20_body" style:list-style-name="L15"/>
    <style:style style:name="P40" style:family="paragraph" style:parent-style-name="Text_20_body" style:list-style-name="L15"/>
    <style:style style:name="P41" style:family="paragraph" style:parent-style-name="Text_20_body" style:list-style-name="L15"/>
    <style:style style:name="P42" style:family="paragraph" style:parent-style-name="Text_20_body" style:list-style-name="L15"/>
    <style:style style:name="P43" style:family="paragraph" style:parent-style-name="Text_20_body" style:list-style-name="L15"/>
    <style:style style:name="P44" style:family="paragraph" style:parent-style-name="Text_20_body" style:list-style-name="L15"/>
    <style:style style:name="P45" style:family="paragraph" style:parent-style-name="Text_20_body" style:list-style-name="L15"/>
    <style:style style:name="P46" style:family="paragraph" style:parent-style-name="Text_20_body" style:list-style-name="L15"/>
    <style:style style:name="P47" style:family="paragraph" style:parent-style-name="Text_20_body" style:list-style-name="L15"/>
    <style:style style:name="P48" style:family="paragraph" style:parent-style-name="Text_20_body" style:list-style-name="L15"/>
    <style:style style:name="P49" style:family="paragraph" style:parent-style-name="Text_20_body" style:list-style-name="L15"/>
    <style:style style:name="P50" style:family="paragraph" style:parent-style-name="Text_20_body" style:list-style-name="L15"/>
    <style:style style:name="P51" style:family="paragraph" style:parent-style-name="Text_20_body" style:list-style-name="L15"/>
    <style:style style:name="P52" style:family="paragraph" style:parent-style-name="Text_20_body" style:list-style-name="L15"/>
    <style:style style:name="P53" style:family="paragraph" style:parent-style-name="Text_20_body" style:list-style-name="L15"/>
    <style:style style:name="P54" style:family="paragraph" style:parent-style-name="Text_20_body" style:list-style-name="L15"/>
    <style:style style:name="P55" style:family="paragraph" style:parent-style-name="Text_20_body" style:list-style-name="L15"/>
    <style:style style:name="P56" style:family="paragraph" style:parent-style-name="Text_20_body" style:list-style-name="L15"/>
    <style:style style:name="P57" style:family="paragraph" style:parent-style-name="Text_20_body" style:list-style-name="L15"/>
    <style:style style:name="P58" style:family="paragraph" style:parent-style-name="Code">
      <style:paragraph-properties>
        <style:tab-stops>
          <style:tab-stop style:position="5in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ahoma"/>
    </style:style>
    <style:style style:name="T9" style:family="text">
      <style:text-properties style:font-name="Times New Roman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менение принципов MDD и аспектно-ориентированного программирования к разработке ПО, связанного с формальными грамматиками</text:h>
      <text:p text:style-name="P36"/>
      <text:p text:style-name="P36">А. А. Бреслав (СПбГУ ИТМО)</text:p>
      <text:p text:style-name="P36"/>
      <text:p text:style-name="P36">Научный руководитель — д. ф.-м. н., профессор И. Ю. Попов</text:p>
      <text:p text:style-name="P36"/>
      <text:p text:style-name="Abstract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1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2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2">
        <text:list-item>
          <text:p text:style-name="P2">понятность программного кода,</text:p>
        </text:list-item>
        <text:list-item>
          <text:p text:style-name="P2">модульность и повторное использование модулей,</text:p>
        </text:list-item>
        <text:list-item>
          <text:p text:style-name="P2">разделение уровней абстракции (слоев) в системе,</text:p>
        </text:list-item>
        <text:list-item>
          <text:p text:style-name="P2">расширяемость.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3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4], а с ними и предметно-ориентированные языки (с текстовым или графическим синтаксисом), ставшие инструментами уже не только для программистов, но и для конечных пользователей [5]. </text:span></text:p>
      <text:p text:style-name="P1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3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<text:soft-page-break/>программы трудно читать, поддерживать и развивать, а использовать такой код повторно почти невозможно.</text:p>
      <text:p text:style-name="P1">В числе основных причин этого явления называют недостаточное понимание проблемы разработчиками и спад интереса к теории формальных грамматик [3] , а также сложности, возникающие при переносе концепций (таких как, например, наследование и полиморфизм) на грамматики [6]. </text:p>
      <text:p text:style-name="P1">Справедливости ради стоит отметить, что в современных средствах автоматизации разработки grammarware предпринимаются попытки решить означенные проблемы. Так генератор синтаксических анализаторов SableCC разделяет определение грамматики и семантические действия, используя схему трансляции [7], система ANTLR предоставляет возможность повторного использования ряда артефактов за счет наследования грамматик и анализаторов деревьев (Tree Parsers) [6]. Кроме того, существуют системы, строящие на выходе готовые приложения (xText [8], TCS [9]), полностью генерируемые, а потому не подлежащие ни чтению, ни расширению вручную. </text:p>
      <text:p text:style-name="P1">Однако этих достижений недостаточно: традиционные генераторы, как бы гибки они ни были, решают низкоуровневую задачу построения синтаксического анализатора по грамматике определенного класса, что существенно ограничивает возможности разработчика в смысле разделения системы на модули и слои, а системам, строящим готовые приложения, не хватает гибкости — они используются в основном для прототипирования.</text:p>
      <text:p text:style-name="P1">Существуют и средства, основанные на формальном подходе к определению языков (речь как правило идет о формальном определении семантики, но общая «научность» подхода распростаняется и на синтаксис). Такие системы [10, 11] более пригодны для построения универсальных инструментов проектирования, но они создаются учеными-теоретиками преимущественно в исследовательских целях и поэтому (по крайней мере пока) не вполне пригодны для использования в индустрии.</text:p>
      <text:h text:style-name="Heading_20_3" text:outline-level="3">Что мы предлагаем</text:h>
      <text:p text:style-name="P1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Мы стремимся обеспечить <text:s/>разделение различных аспектов системы и различных уровней абстракции, а также облегчить эволюционные изменений как системы в целом, так и отдельных модулей.</text:p>
      <text:p text:style-name="P1">Предлагаемый подход основан современных концепциях разработки ПО: MDD (Model Driven Development [4]) и аспектно-ориентированном [12] и генеративном программировании [13].</text:p>
      <text:p text:style-name="Text_20_body"><text:span text:style-name="T2">В нашей системе контекстно-свободная грамматика задается в EBNF [14] без каких-либо априорных ограничений на класс грамматики. Определение грамматики может быть дополнено метаданными произвольной структуры. Элементы грамматики, выбираемые </text:span><text:span text:style-name="T2">специализированными запросами, становятся входными данными для различных преобразований. Результатами преобразований являются всевозможные артефакты разработки: новые варианты грамматики, различные модели или код. Также поддерживается возможность использования какого-либо генератора синтаксических анализаторов.</text:span></text:p>
      <text:p text:style-name="P1">В следующих разделах дается подробное описание подхода, после чего представлен пример его использования для создания расширяемого анализатора арифметических выражений.</text:p>
      <text:h text:style-name="Heading_20_2" text:outline-level="2">Определение грамматики</text:h>
      <text:p text:style-name="Text_20_body">Как уже было сказано, грамматика в нашей системе задается в расширенной форме Бэкуса-Наура (Extended BNF, EBNF [14]), причем мы будем использовать нотацию, проиллюстрированную ниже:</text:p>
      <text:p text:style-name="Code">Rule -&gt; NontermSpec '-&gt;' {SymbolSpec} ';' ;</text:p>
      <text:p text:style-name="Text_20_body">Здесь символ фигурные скобки обозначают ноль или более повторений , знак '<text:span text:style-name="Inlined_20_code">-&gt;</text:span>' разделяет левую и правую части правила. Имена нетерминальных символов начинаются с заглавной буквы, простые терминалы задаются в одинарных кавычках. Вот еще один пример:</text:p>
      <text:p text:style-name="Code"><text:soft-page-break/>Terminal -&gt; id | quotedCharacters;</text:p>
      <text:p text:style-name="Code">AttributeList -&gt; Attribute {',' Attribute} ;</text:p>
      <text:p text:style-name="Text_20_body">Именованные терминалы называются со строчной буквы, а знак '|' обозначает альтернативу. Прочие обозначения будут поясняться по мере надобности.</text:p>
      <text:p text:style-name="Text_20_body">Согласно идеологии MDD, мы рассматриваем определение грамматики не как текст на некотором языке, а как <text:span text:style-name="T1">модель</text:span><text:span text:style-name="T2">, то есть набор объектов, связанных ассоциациями [15]. По сути этот набор объектов есть ни что иное как абстрактное синтаксическое дерево (AST [16]) определения грамматики. Далее мы будем говорить об </text:span><text:span text:style-name="T1">объектах </text:span><text:span text:style-name="T2">или </text:span><text:span text:style-name="T1">элементах </text:span><text:span text:style-name="T2">грамматики, имея в виду элементы этого дерева, то есть смысловые единицы описания грамматики. Примерами таких единиц будут символы: нетерминалы, и терминалы, правила, отдельные альтернативы и т.д.</text:span></text:p>
      <text:p text:style-name="P1">Априори на грамматику не накладывается никаких ограничений, то есть она может быть, например, сколь угодно неоднозначной, если это устраивает разработчика. Сама по себе система работает с грамматикой как с моделью и не пользуется семантикой ее определения.</text:p>
      <text:h text:style-name="Heading_20_2" text:outline-level="2">Преобразования грамматики</text:h>
      <text:p text:style-name="P1">Grammarware — это программное обеспечение, основанное на грамматиках, поэтому весь процесс разработки этого класса программных систем концентрируется вокруг определений различных грамматик, и состоит в расширении и анализе этих определений, а также в построении на их основе других артефактов разработки.</text:p>
      <text:p text:style-name="P1">Располагая определением синтаксической структуры языка и соответствующими инструментами для работы с ним, разработчик может сделать очень многое. Например (самый примитивный случай), можно автоматически преобразовать исходное определение к классу LL(*) и сгенерировать определение синтаксического анализатора для ANTLR. </text:p>
      <text:p text:style-name="Text_20_body"><text:span text:style-name="T2">Кроме собственно синтаксической структуры языка, разработчик может извлекать из грамматики и другие виды информации, например, построить Java-классы вершин AST разрабатываемого языка и внедрить в генерируемое ANTLR-определение код построения AST. Существует масса других полезных приложений, значительная часть кода которых может быть получена на автоматически на основе грамматик: трансляция одного языка в другой, определение правил форматирования кода, подсчет различных метрик и статический анализ кода и </text:span><text:span text:style-name="T5">т.д. </text:span></text:p>
      <text:p text:style-name="P1">Наша задача — предоставить необходимый инструментарий для подобных операций с грамматиками. Все преобразования задаются с помощью специализированных языков, являющихся частью нашей системы. Каждое преобразование может быть повторно использовано.</text:p>
      <text:h text:style-name="Heading_20_3" text:outline-level="3">Виды преобразований</text:h>
      <text:p text:style-name="Text_20_body">Преобразования (или <text:span text:style-name="T1">трансформации</text:span>) являются основными модулями при работе в рамках MDD. Фактически MDD состоит в том, чтобы запротоколировать весь процесс разработки в виде трансформаций, чтобы иметь возможность автоматически выполнить его от начала до конца в любой момент, если это понадобится: например, если изменятся входные данные, которые, как правило, отражают требования, или если в одной из трансформаций будет обнаружена ошибка.</text:p>
      <text:p text:style-name="Text_20_body">Для работы с грамматиками в рамках предлагаемого подхода будут использоваться следующие виды преобразований:</text:p>
      <text:list text:style-name="L5">
        <text:list-item>
          <text:p text:style-name="P25">построение новой грамматики (или расширение существующей),</text:p>
        </text:list-item>
        <text:list-item>
          <text:p text:style-name="P25">построение экземпляра некоторой метамодели [17],</text:p>
        </text:list-item>
        <text:list-item>
          <text:p text:style-name="P25">генерация произвольного текста (например, кода на языке программирования),</text:p>
        </text:list-item>
        <text:list-item>
          <text:p text:style-name="P25">генерация определения грамматики на входном языке какого-либо программного средства (например, ANTLR или xText).</text:p>
        </text:list-item>
      </text:list>
      <text:p text:style-name="Text_20_body">Возможность построения одной грамматики по другой — очень важный момент в жизненном цикле grammarware, поскольку таким образом можно обеспечить относительно <text:soft-page-break/>безболезненную эволюцию системы, что в настоящее время является основной проблемой разработчиков подобных продуктов. Не менее важно уметь строить по грамматике различные модели, например, иерархии классов UML [15] или Ecore<text:tab/>[18] или другие специализированные модели, на основе которых в рамках MDD будут генерироваться прочие артефакты разработки.</text:p>
      <text:p text:style-name="Text_20_body">Генерация текста занимает особое место среди возможных преобразований, ее можно сравнить с использованием динамически типизированных языков программирования: как Ruby используется там, где Java слишком сложна и недостаточно гибка, так и простой текст заменяет строго регламентированные по структуре модели там, где их построение затруднено. Естественно, не нужно сбрасывать со счетов и необходимость построения программного кода — единственного представления программ, пригодного для дальнейшей компиляции и исполнения.</text:p>
      <text:p text:style-name="Text_20_body">Последний вид преобразования, связанный с необходимостью использования существующих средств «генерации компиляторов», введен для удобства: теоретически его можно было реализовать как генерацию обычного текста, однако на практике создание таких генераторов — дело довольно трудное, к тому же популярных средств для работы с грамматиками не так уж много, и трансформации в их входные языки целесообразно включить в стандартную библиотеку. Такие преобразования будут своего рода «шаблонами»: всю механическую работу по преобразованию правил из нашей нотации нужный вид выполнит система (здесь речь не идет об изменении структуры правил — только о форме их записи), а код семантических действий (и другие расширения определения грамматики) будет определяться разработчиком.</text:p>
      <text:p text:style-name="Text_20_body">Вне зависимости от вида преобразования разработчику потребуются несколько основных возможностей как то:</text:p>
      <text:list text:style-name="L6">
        <text:list-item>
          <text:p text:style-name="P29">обработка не всей грамматики целиком, а лишь некоторого набора объектов, выбранного по определенному критерию,</text:p>
        </text:list-item>
        <text:list-item>
          <text:p text:style-name="P29">отслеживание корректности входных данных и механизм сообщения об ошибках,</text:p>
        </text:list-item>
        <text:list-item>
          <text:p text:style-name="P29">взаимодействие различных преобразований.</text:p>
        </text:list-item>
      </text:list>
      <text:p text:style-name="Text_20_body">Первая задача решается с помощью специализированного <text:span text:style-name="T1">языка запросов</text:span><text:span text:style-name="T2">, позволяющего определять критерии для выборки объектов из грамматики. Всякое преобразование работает с набором объектов, выбранным каким-то запросом. Подробнее язык запросов будет описан в следующем разделе.</text:span></text:p>
      <text:p text:style-name="P1">Проверить корректность входных данных можно также с помощью языка запросов. Для очень широкого круга проверок вполне достаточно двух форм задания условия: </text:p>
      <text:list text:style-name="L7">
        <text:list-item>
          <text:p text:style-name="P6">множество объектов, выбранное запросом пусто, то есть в грамматике нет нужных объектов,</text:p>
        </text:list-item>
        <text:list-item>
          <text:p text:style-name="P6">или, наоборот, в грамматике существуют «нежелательные» объекты, удовлетворяющие определенному запросу, и множество, выбранное по этому запросу не пусто.</text:p>
        </text:list-item>
      </text:list>
      <text:p text:style-name="P1">Как показано ниже, с помощью этих инструментов можно проверять довольно сложные условия, что обусловлено, конечно, мощностью языка запросов.</text:p>
      <text:p text:style-name="P1">Для построения произвольных моделей и текста мы используем стандартные средства: вариацию QVT [19], позволяющую просто задать значения всех свойств каждого объекта, и язык текстовых шаблонов StringTemplate [20], для краткости мы не описываем здесь технические детали, связанные с ними.</text:p>
      <text:p text:style-name="P1">Более подробно следует остановится на средствах построения грамматик. Мы стремимся сделать преобразование одной грамматики в другую максимально простым и удобным. Будем также иметь в виду, что нередко нужно не столько построить абсолютно новую грамматику, сколько несколько модифицировать имеющуюся, то есть большая часть новой грамматики будет скопирована из исходной.</text:p>
      <text:p text:style-name="P1">Итак, некоторый запрос выбрал из исходной грамматики набор объектов (символов, правил или частей правил). Какие инструменты понадобятся разработчику трансформации, чтобы <text:soft-page-break/>построить новую грамматику?</text:p>
      <text:p text:style-name="P1">Основной операцией будет создание нового правила:</text:p>
      <text:p text:style-name="Code"><text:span text:style-name="T6">rule </text:span><text:span text:style-name="T4">RuleDefinition</text:span> -&gt; <text:span text:style-name="T2">'rule' Nonterminal '-&gt;' RuleRightSide</text:span>;</text:p>
      <text:p text:style-name="P1">Эта строка создает новое правило и те символы в грамматике, которые входят в это определение. Кроме создания нового правила, нужно еще уметь добавлять альтернативы к существующим правилам. В нашей нотации это делается так:</text:p>
      <text:p text:style-name="Code"><text:span text:style-name="T6">rule</text:span> RuleDefinition |&gt; 'rule' Nonterminal '|&gt;' RuleRightSide;</text:p>
      <text:p text:style-name="P1">Символ «<text:span text:style-name="Inlined_20_code">|&gt;</text:span>» означает, что то, что стоит от него справа, будет добавлено в определению нетерминала из левой части правила.</text:p>
      <text:p text:style-name="P1">На самом деле это все, что нам понадобится (по крайней мере на данном этапе развития нашего понимания системы). Нужно только сказать, что объекты, выбранные запросом, можно встраивать в создаваемые правила. Например, если запрос вернул нетерминал N и цепочку символов грамматики definition (не важно, из какого она правла), можно создать такое правило:</text:p>
      <text:p text:style-name="Code"><text:span text:style-name="T6">rule</text:span> N |&gt; '(' definition ')';</text:p>
      <text:p text:style-name="P1">Это будет означать, что мы добавили к определению нетерминала N в новой грамматике альтернативу, состоящая из цепочки символов definition, взятой в круглые скобки.</text:p>
      <text:p text:style-name="P1">Для копирования правил из исходной грамматики в новую без изменений, можно воспользоваться таким трюком: пусть запрос выбрал нетерминал N и всю правую часть правила, которое его определяет RightSide, тогда достаточно написать следующее:</text:p>
      <text:p text:style-name="Code"><text:span text:style-name="T6">rule </text:span>N -&gt; RightSide;</text:p>
      <text:p text:style-name="Text_20_body">Эта строка создаст правило, в левой части которого стоит нетерминал N, а в правой — правая часть правила, которое в исходной грамматике определяло N, то есть новое правило в точности совпадает со старым. В принципе можно обеспечить какой-нибудь более простой механизм для копирования правил без изменений, но рассмотрение этого вопроса выходит за рамки данной работы.</text:p>
      <text:p text:style-name="P1">Теперь перейдем к определению языка запросов.</text:p>
      <text:h text:style-name="Heading_20_2" text:outline-level="2">Язык запросов</text:h>
      <text:p text:style-name="Text_20_body">Задача языка запросов — предоставить инструментарий для выбора объектов из грамматики по всевозможным критериям. К таким критериям относятся как индивидуальные свойства объектов (например, имя символа), так и <text:span text:style-name="T1">структурный контекст</text:span><text:span text:style-name="T2">: свойства фрагмента грамматики, частью которого является объект.</text:span></text:p>
      <text:p text:style-name="P1">Вот примеры типичных запросов:</text:p>
      <text:list text:style-name="L9">
        <text:list-item>
          <text:p text:style-name="P8">нетерминал, имя которого оканчивается на «Expression»;</text:p>
        </text:list-item>
        <text:list-item>
          <text:p text:style-name="P8">правило, в правой части которого стоит ровно один символ;</text:p>
        </text:list-item>
        <text:list-item>
          <text:p text:style-name="P8">символ стоящий в каком-либо правиле между двумя нетерминалами;</text:p>
        </text:list-item>
        <text:list-item>
          <text:p text:style-name="P8">все альтернативы данного правила, кроме той, в которой есть символ X.</text:p>
        </text:list-item>
      </text:list>
      <text:p text:style-name="P1">Настоящая работа не имеет целью исчерпывающее описание возможностей языка запросов (не все из которых в настоящий момент до конца разработаны), поэтому мы ограничимся лишь основными моментами.</text:p>
      <text:p text:style-name="P1">Начнем с простых свойств выбираемых объектов. Нам понадобится выбирать символы грамматики по имени и типу (нетерминал, терминал). Для этих целей в языке запросов имеются следующие инструменты. </text:p>
      <text:p text:style-name="P1">Запрос, представляющий из себя просто регулярное выражение для строки символов, с операторами «*» (любое количество любых символов) и «.» (один любой символ), определяет шаблон поиска по имени:</text:p>
      <text:list text:style-name="L10">
        <text:list-item>
          <text:p text:style-name="P12"><text:span text:style-name="Inlined_20_code">Expression</text:span> — символ с именем «Expression»;</text:p>
        </text:list-item>
        <text:list-item>
          <text:p text:style-name="P12"><text:span text:style-name="Inlined_20_code">*Expression</text:span> — символ, имя которого оканчивается на «Expression»;</text:p>
        </text:list-item>
        <text:list-item>
          <text:p text:style-name="P12"><text:span text:style-name="Inlined_20_code">.*Expression</text:span> — символ грамматики, имя которого заканчивается на «Expression», но содержит еще хотя бы один символ.</text:p>
        </text:list-item>
      </text:list>
      <text:p text:style-name="P1">Для ограничения типа символа грамматики используются следующие обозначения (в квадратных скобках указывается ограничение на имя):</text:p>
      <text:list text:style-name="L11">
        <text:list-item>
          <text:p text:style-name="P15"><text:soft-page-break/><text:span text:style-name="Inlined_20_code">#</text:span><text:span text:style-name="Inlined_20_code"><text:span text:style-name="T6">symbol</text:span></text:span><text:span text:style-name="Inlined_20_code">[Plus]</text:span> — любой символ (терминал или нетерминал) с именем «Plus»;</text:p>
        </text:list-item>
        <text:list-item>
          <text:p text:style-name="P15"><text:span text:style-name="Inlined_20_code">#</text:span><text:span text:style-name="Inlined_20_code"><text:span text:style-name="T6">nonterm</text:span></text:span><text:span text:style-name="Inlined_20_code">[Expr*]</text:span> — нетерминал, имя которого начинается на «Expr»;</text:p>
        </text:list-item>
        <text:list-item>
          <text:p text:style-name="P15"><text:span text:style-name="Inlined_20_code">#</text:span><text:span text:style-name="Inlined_20_code"><text:span text:style-name="T6">term</text:span></text:span><text:span text:style-name="Inlined_20_code">[*.num]</text:span> — терминал, имя которого заканчивается на num, но содержит еще хотя бы один символ.</text:p>
        </text:list-item>
      </text:list>
      <text:p text:style-name="P1">Перейдем к структурному контексту. Положение того или иного символа в правиле и вид этого правила задается регулярным выражением на символах грамматики. В таких выражениях целесообразно использовать переменные (имя переменной предваряет вырадение для символа и отделяется от него двоеточием):</text:p>
      <text:list text:style-name="L12">
        <text:list-item>
          <text:p text:style-name="P18"><text:span text:style-name="Inlined_20_code">N -&gt; x | N x</text:span> — в точности такое правило: «<text:span text:style-name="Inlined_20_code">N -&gt; x | N x</text:span>»;</text:p>
        </text:list-item>
        <text:list-item>
          <text:p text:style-name="P18"><text:span text:style-name="Inlined_20_code">N:#</text:span><text:span text:style-name="Inlined_20_code"><text:span text:style-name="T6">nonterm</text:span></text:span><text:span text:style-name="Inlined_20_code"> -&gt; x | N x</text:span> — правила такого вида, где в первой альтернативе стоит символ с именем «x», а во второй — он же, предваренный нетерминалом из левой части правила;</text:p>
        </text:list-item>
        <text:list-item>
          <text:p text:style-name="P18"><text:span text:style-name="Inlined_20_code">#</text:span><text:span text:style-name="Inlined_20_code"><text:span text:style-name="T6">nonterm</text:span></text:span><text:span text:style-name="Inlined_20_code"> -&gt; #</text:span><text:span text:style-name="Inlined_20_code"><text:span text:style-name="T6">term</text:span></text:span><text:span text:style-name="Inlined_20_code">*</text:span> — правила, в правой части которых стоит цепочка терминалов.</text:p>
        </text:list-item>
      </text:list>
      <text:p text:style-name="P1">Нужно заметить, что по практическим соображениям очень часто необходимо рассматривать не правила целиком, а лишь отдельные альтернативы. При этом имеются в виду <text:s/>альтернативы <text:span text:style-name="T1">верхнего уровня</text:span>, то есть те знаки «<text:span text:style-name="Inlined_20_code">|</text:span>», непосредственным родителем которых в дереве разбора определения грамматики будет само правило (символ «<text:span text:style-name="Inlined_20_code">-&gt;</text:span>»). Для решения этой проблемы мы вводим новые обозначения: знаком «<text:span text:style-name="Inlined_20_code">||</text:span>» мы обозначаем альтернативу верхнего уровня, причем при использовании этого знака в выражении для правила, порядок определения альтернатив в грамматике не учитывается. Так, если выражение «<text:span text:style-name="Inlined_20_code">N -&gt; x | N x</text:span>» не допускает правила, в котором альтернативы идут в обратном порядке, то выражение «<text:span text:style-name="Inlined_20_code">N -&gt; x || N x</text:span>» из допускает. Таким образом, знак «<text:span text:style-name="Inlined_20_code">|</text:span>» не коммутативен, а «<text:span text:style-name="Inlined_20_code">||</text:span>» — коммутативен.</text:p>
      <text:p text:style-name="P1">В дополнение к «<text:span text:style-name="Inlined_20_code">||</text:span>» введем еще одно обозначение: кроме «<text:span text:style-name="Inlined_20_code">-&gt;</text:span>», можно использовать «|<text:span text:style-name="Inlined_20_code">&gt;</text:span>», обозначающий, что имеется в виду не правило целиком, а какие-то его альтернативы верхнего уровня. Так, например, выражение «<text:span text:style-name="Inlined_20_code">N -&gt; x || N x</text:span>» не допускает правило «<text:span text:style-name="Inlined_20_code">N -&gt; x | N x | x y</text:span>», а то же выражение со знаком «|<text:span text:style-name="Inlined_20_code">&gt;</text:span>» («<text:span text:style-name="Inlined_20_code">N |&gt; x || N x</text:span>») — допускает.</text:p>
      <text:p text:style-name="P1">Также нам понадобится оператор, которому соответствуют все альтернативы данного правила, кроме указанных. Для этой цели мы используем обозначение «{*}». Такое оператор не сделает язык запросов более сильным с точки зрения выбор множеств, но он поможет сопоставлять все неуказанные альтернативы некоторой переменной, которую впоследствии сможет использовать то преобразование, которое будет обрабатывать результаты запроса.</text:p>
      <text:p text:style-name="P1">Осталось сказать, что множества, выбранные по различным запросам можно объединять, пересекать или вычитать. Для этого используются следующие обозначения:</text:p>
      <text:list text:style-name="L13">
        <text:list-item>
          <text:p text:style-name="P21"><text:span text:style-name="Inlined_20_code">[</text:span><text:span text:style-name="Inlined_20_code"><text:span text:style-name="T1">запрос</text:span></text:span><text:span text:style-name="Inlined_20_code">] </text:span><text:span text:style-name="Inlined_20_code"><text:span text:style-name="T1">операция</text:span></text:span><text:span text:style-name="Inlined_20_code"> [</text:span><text:span text:style-name="Inlined_20_code"><text:span text:style-name="T1">запрос</text:span></text:span><text:span text:style-name="Inlined_20_code">]</text:span>, где операция:</text:p>
          <text:list>
            <text:list-item>
              <text:p text:style-name="P21"><text:span text:style-name="Inlined_20_code">|</text:span> - объединение,</text:p>
            </text:list-item>
            <text:list-item>
              <text:p text:style-name="P21"><text:span text:style-name="Inlined_20_code">&amp;</text:span> - пересечение,</text:p>
            </text:list-item>
            <text:list-item>
              <text:p text:style-name="P21"><text:span text:style-name="Inlined_20_code">\</text:span> - вычитание множеств.</text:p>
            </text:list-item>
          </text:list>
        </text:list-item>
      </text:list>
      <text:p text:style-name="P1">На этом мы остановимся, не затрагивая дальнейшие тонкости, связанные с языком запросов.</text:p>
      <text:h text:style-name="Heading_20_2" text:outline-level="2">Использование запросов и преобразований</text:h>
      <text:p text:style-name="Text_20_body"><text:span text:style-name="T2">Всякое преобразование работает с результатами некоторого запроса, который указывается перед телом преобразования:</text:span></text:p>
      <text:p text:style-name="Code"><text:span text:style-name="T3">map</text:span><text:span text:style-name="T2"> [</text:span><text:span text:style-name="T1">запрос</text:span><text:span text:style-name="T2">] {</text:span></text:p>
      <text:p text:style-name="Code"><text:span text:style-name="T2"><text:tab/>// </text:span><text:span text:style-name="T1">тело преобразования</text:span></text:p>
      <text:p text:style-name="Code"><text:span text:style-name="T2">}</text:span></text:p>
      <text:p text:style-name="Text_20_body"><text:span text:style-name="T2">Запрос определяет переменные, которые могут быть использованы в теле преобразования.</text:span></text:p>
      <text:p text:style-name="Code"><text:span text:style-name="T3">map</text:span><text:span text:style-name="T2"> [#</text:span><text:span text:style-name="T3">nonterm</text:span><text:span text:style-name="T2"> |&gt; #</text:span><text:span text:style-name="T3">nonterm</text:span><text:span text:style-name="T2"> op:#</text:span><text:span text:style-name="T3">term</text:span><text:span text:style-name="T2"> #</text:span><text:span text:style-name="T3">nonterm</text:span><text:span text:style-name="T2">] {</text:span></text:p>
      <text:p text:style-name="Code"><text:span text:style-name="T2"><text:tab/></text:span><text:span text:style-name="T3">rule</text:span><text:span text:style-name="T2"> BinOp |&gt; op;</text:span></text:p>
      <text:p text:style-name="Code"><text:span text:style-name="T2">}</text:span></text:p>
      <text:p text:style-name="Text_20_body"><text:span text:style-name="T2">Это преобразование строит правило, в правой части которого перечислены все терминалы, стоящие между двумя нетерминалами в какой-либо альтернативе в исходной грамматике. </text:span><text:soft-page-break/><text:span text:style-name="T2">Нетерминал в левой части этого правила получает имя BinOp. Тело преобразования выполняется для каждого значения переменной op, выбранного по запросу. Таким образом, если в исходной грамматике были, например, такие правила:</text:span></text:p>
      <text:p text:style-name="Code"><text:span text:style-name="T2">S -&gt; S '+' M | M;</text:span></text:p>
      <text:p text:style-name="Code"><text:span text:style-name="T2">M -&gt; M '*' F | F;</text:span></text:p>
      <text:p text:style-name="Text_20_body"><text:span text:style-name="T2">то в результате применения нашего преобразования получится правило</text:span></text:p>
      <text:p text:style-name="Code"><text:span text:style-name="T2">BinOp -&gt; '+' | '*';</text:span></text:p>
      <text:p text:style-name="Text_20_body"><text:span text:style-name="T2">Здесь имеется важный момент: взаимодействие различных преобразований в нашей системе обеспечивается с помощью </text:span><text:span text:style-name="T1">глобального репозитория</text:span><text:span text:style-name="T2">. Задача состоит в том, чтобы каждое преобразование могло обращаться к объектам, созданным другими преобразованиями (или тем же преобразованием, но вызванным ранее с другими аргументами), причем желательно, чтобы не было необходимости связывать зависимые преобразования статически — во время компиляции. В частности, для нашего примера важно не создавать многочисленные копии нетерминала BinOp, определяемые по-разному, а, напротив, добавлять альтернативы к определению одно и того же нетерминала. То есть переменная BinOp должна связываться с одним и тем же объектом при каждом запуске преобразования.</text:span></text:p>
      <text:p text:style-name="Text_20_body"><text:span text:style-name="T2">Во многих системах для этих целей применяются журналы (traces [19]), хранящие информацию о том, какой объект является результатом какого преобразования, однако нам такой подход представляется не очень удобным. Мы делаем так: всякий создаваемый объект помещается в глобальный репозиторий и может быть извлечен оттуда по значениям </text:span><text:span text:style-name="T1">ключевых полей</text:span><text:span text:style-name="T2">. Понятие ключевого поля соответствует понятию первичного ключа или уникального индекса в СУБД. Например, если мы хотим получить ранее созданный символ с именем «BinOp» (или создать его, если он не был создан ранее), нам достаточно написать следующее:</text:span></text:p>
      <text:p text:style-name="Code"><text:span text:style-name="T2">BinOp[name="BinOp"]</text:span></text:p>
      <text:p text:style-name="Text_20_body"><text:span text:style-name="T2">Поиск осуществляется по двум параметрам: классу объекта (</text:span><text:span text:style-name="T1">символ</text:span><text:span text:style-name="T2">, определяется контекстом описания переменной) и значению атрибута name (все атрибуты для поиска и их значения указываются в квадратных скобках после имени переменной). Поскольку имя (атрибут name) — наиболее распространенный первичный ключ, мы предоставляем сокращенный синтаксис для случая, когда поиск ведется по нему:</text:span></text:p>
      <text:p text:style-name="Code"><text:span text:style-name="T2">BinOp</text:span></text:p>
      <text:p text:style-name="P1">Эта строка делает в точности то же, что и предыдущая, но имя переменной теперь само по себе является ключом для поиска.</text:p>
      <text:p text:style-name="P1">С помощью этого простого механизма (в сочетании с метаданными, о которых будет сказано ниже) можно легко и естественно обеспечивать связь между различными преобразованиями, не связывая разработчика статическими зависимостями.</text:p>
      <text:h text:style-name="Heading_20_2" text:outline-level="2">Метаданные</text:h>
      <text:p text:style-name="Text_20_body">В большинстве существующих средств разработки grammarware входной язык не ограничивается простым определением грамматики, в него встраиваются различные расширения: приоритеты и ассоциативность операций, семантические акции или схемы трансляции в генераторах компиляторов, синтезируемые и наследуемые атрибуты, правила форматирования кода и так далее.</text:p>
      <text:p text:style-name="Text_20_body">Фактически каждое средство разработки определяет собственный вид <text:span text:style-name="T1">метаданных</text:span><text:span text:style-name="T2">, которыми дополняется грамматика. Для каждого конкретного средства разработки метаданные имеют свой собственный вид и семантику: они встроены во входной язык и обрабатываются определенным фиксированным способом. Например, семантические акции в ANTLR пишутся на языке Java с небольшими расширениями, заключаются в фигурные скобки и помещаются в левых частях правил. Такая жесткая фиксация метаданных, конечно, является ограничением, но узкоспециализированным системам большая гибкость и не требуется.</text:span></text:p>
      <text:p text:style-name="Text_20_body"><text:span text:style-name="T2">Нашей системе не требуется расширять грамматику для какой-то конкретной цели, ведь все, что она умеет делать — предоставлять разработчику возможность обрабатывать грамматику </text:span><text:soft-page-break/><text:span text:style-name="T2">так, как ему хочется. Другой вопрос, что разработчику может быть весьма удобно писать трансформации, если во входной грамматике, кроме собственно синтаксической структуры языка, будут содержаться еще какие-то данные. Так, например, разработчик, создающий трансформацию, которая по входной грамматике строит форматировщик кода (code formatter), мог бы предполагать, что синтаксические конструкции, играющие роль блоков, внутри которых нужно увеличивать отступ, каким-то образом отмечены. В принципе, для этой цели подойдет конвенция именования: имена соответствующих нетерминалов могут, скажем, заканчиваться на «Block», но полагаться на имена не очень хорошо, да и не всегда это получится. Вместо того, чтобы использовать сомнительный и недостаточно гибкий механизм именования, мы предлагаем использовать следующий подход: разрешим сопоставлять любому элементу грамматики набор метаданных, с которым априори не ассоциирована никакая семантика — как интерпретировать эти данные, решат те трансформации, которые будут применяться к такой грамматике.</text:span></text:p>
      <text:p text:style-name="Text_20_body"><text:span text:style-name="T2">Итак, каждому элементу можно приписать некий набор атрибутов, у каждого из которых есть имя и, возможно, значение. Да, значения может не быть, в таком случае приписывание атрибута эквивалентно атрибуту с булевским значением: если атрибут приписан, true, если нет — false. Поддерживаются следующие типы значений:</text:span></text:p>
      <text:list text:style-name="L14">
        <text:list-item>
          <text:p text:style-name="P32"><text:span text:style-name="T2">целое число,</text:span></text:p>
        </text:list-item>
        <text:list-item>
          <text:p text:style-name="P32"><text:span text:style-name="T2">строка,</text:span></text:p>
        </text:list-item>
        <text:list-item>
          <text:p text:style-name="P32"><text:span text:style-name="T2">идентификатор (просто слово),</text:span></text:p>
        </text:list-item>
        <text:list-item>
          <text:p text:style-name="P32"><text:span text:style-name="T2">набор атрибутов.</text:span></text:p>
        </text:list-item>
      </text:list>
      <text:p text:style-name="Text_20_body"><text:span text:style-name="T2">Атрибуты и их значения указываются в квадратных скобках после имени (или обозначения) символа:</text:span></text:p>
      <text:p text:style-name="Code"><text:span text:style-name="T2">'+':[grName="Plus", proirity=Low]</text:span></text:p>
      <text:p text:style-name="Text_20_body"><text:span text:style-name="T2">Здесь значение атрибута grName — строка «Plus», а значение атрибута priority — идентификатор Low.</text:span></text:p>
      <text:p text:style-name="Text_20_body"><text:span text:style-name="T2">Поскольку никакая семантика не приписывается атрибутам системой, никаких проверок относительно их значений не происходит. Так, например, атрибут grName может иметь, скажем, числовое значение, и система не будет возражать. С другой стороны, разработчик может создать преобразование, которое будет генерировать сообщения об ошибках, обнаруживая неправильные в значения атрибутов.</text:span></text:p>
      <text:p text:style-name="Text_20_body"><text:span text:style-name="T2">Для удобства мы введем макроопределения: группы атрибутов, в которым можно обращаться по имени и приписывать их различным объектам многократно. Описываются группы следующим образом:</text:span></text:p>
      <text:p text:style-name="Code"><text:span text:style-name="T2">GROUP_NAME = [attr1=value1, attr2=value2, ...];</text:span></text:p>
      <text:p text:style-name="Text_20_body"><text:span text:style-name="T2">А использовать их можно так:</text:span></text:p>
      <text:p text:style-name="Code"><text:span text:style-name="T2">symbol:GROUP_NAME</text:span></text:p>
      <text:p text:style-name="Text_20_body"><text:span text:style-name="T2">Метаданные могут использоваться в запросах для уточнения критериев поиска. Кроме того, преобразования, строящие на выходе грамматику, могут добавлять метаданные к ее элементам:</text:span></text:p>
      <text:p text:style-name="Code"><text:span text:style-name="T3">rule</text:span><text:span text:style-name="T2"> Op[name=Plus*, priority:=Low] |&gt; '+';</text:span></text:p>
      <text:p text:style-name="Text_20_body"><text:span text:style-name="T2">Заметим, что в приведенном примере атрибут name используется для поиска (к нему применяется знак «</text:span><text:span text:style-name="Inlined_20_code"><text:span text:style-name="T2">=</text:span></text:span><text:span text:style-name="T2">»), а атрибут priority назначается (используется знак «</text:span><text:span text:style-name="Inlined_20_code"><text:span text:style-name="T2">:=</text:span></text:span><text:span text:style-name="T2">»).</text:span></text:p>
      <text:p text:style-name="Text_20_body"><text:span text:style-name="T2">Теперь, когда описаны все основные концепции, составляющие наш подход, мы готовы продемонстрировать его в действии.</text:span></text:p>
      <text:h text:style-name="Heading_20_2" text:outline-level="2">Использование предложенного подхода</text:h>
      <text:p text:style-name="Text_20_body">Мы постараемся продемонстрировать преимущества описанного подхода на довольно простом примере: анализаторе арифметических выражений. </text:p>
      <text:p text:style-name="Text_20_body">Язык выражений задается следующей грамматикой:</text:p>
      <text:p text:style-name="Code">Expression -&gt; num | '('Expression')' | Expression Operation Expression;</text:p>
      <text:p text:style-name="Code">Operation -&gt; '+' | '*' | '-' | '/' | '^';</text:p>
      <text:p text:style-name="Text_20_body">Здесь num — терминал, обозначающий числовой литерал (мы опускаем лексические <text:soft-page-break/>определения для краткости). Как видно, эта грамматика неоднозначна: не учитываются приоритеты и ассоциативность операций.</text:p>
      <text:p text:style-name="Text_20_body">Вместо того, чтобы вручную устранить неоднозначность, напишем преобразование, которое сделает это. В конечном итоге наше преобразование будет работать для любой грамматики, то есть будет повторно используемым модулем.</text:p>
      <text:p text:style-name="Text_20_body">Поскольку из исходной грамматики приоритеты и ассоциативность операций извлечь невозможно, мы воспользуемся метаданными, чтобы передать эту информацию нашем преобразованию. Сделаем три макроопределения: </text:p>
      <text:p text:style-name="Code">PLUS = [grName = 'Plus'; assoc=left; arg='Plus'];</text:p>
      <text:p text:style-name="Code">MULT = [grName = 'Mult'; assoc=left; super='Plus'; arg='Pow'];</text:p>
      <text:p text:style-name="Code">POW = [grName = 'Pow'; assoc=right; super='Mult'];</text:p>
      <text:p text:style-name="Text_20_body">Здесь атрибут grName фиксирует название группы операций, assoc — ассоциативность, super — группу операций, с приоритетом меньшим на единицу, arg — группу операций с приоритетом большим на единицу. Так, например, MULT характеризует операции, аналогичные умножению: левоассоциативные, стоящие по приоритету между сложениям и возведением в степень.</text:p>
      <text:p text:style-name="Text_20_body"><text:tab/>Преобразуем нашу грамматику так, чтобы сопоставить знакам операций соответствующие группы атрибутов:</text:p>
      <text:p text:style-name="Code"><text:span text:style-name="T6">map</text:span> [Expression -&gt; def:{*}] {</text:p>
      <text:p text:style-name="Code"><text:tab/><text:span text:style-name="T6">rule</text:span> Expression -&gt; def;</text:p>
      <text:p text:style-name="Code">}</text:p>
      <text:p text:style-name="Code"><text:span text:style-name="T6">map</text:span> [Operation -&gt; {*}] {</text:p>
      <text:p text:style-name="Code"><text:tab/><text:span text:style-name="T6">rule</text:span> Operation -&gt; '+':PLUS | '-':PLUS</text:p>
      <text:p text:style-name="Code"><text:s text:c="6"/><text:tab/> <text:s text:c="9"/>| '*':MULT | '/':MULT </text:p>
      <text:p text:style-name="Code"><text:s text:c="12"/><text:tab/> <text:s text:c="3"/>| '^':POW ;</text:p>
      <text:p text:style-name="Code">}</text:p>
      <text:p text:style-name="Code"/>
      <text:p text:style-name="Text_20_body">Теперь напишем преобразование, строящее по исходной грамматике с такими метаданными однозначную грамматику. Наши операции должны выстроиться по возрастанию приоритета, причем в самом конце этой «цепочки» будут уже не бинарные операции, а числа и выражения в скобках. Для начала выделим для этих конечных элементов отдельное правило:</text:p>
      <text:p text:style-name="Code"><text:span text:style-name="T6">map</text:span> [Expression -&gt; atoms:{*} || Expression Op Expression] {</text:p>
      <text:p text:style-name="Code"><text:tab/><text:span text:style-name="T6">rule</text:span> Atom -&gt; atoms;</text:p>
      <text:p text:style-name="Code">}</text:p>
      <text:p text:style-name="Text_20_body">Вот результат применения этого преобразования:</text:p>
      <text:p text:style-name="Code">Atom -&gt; num | '('Expression')';</text:p>
      <text:p text:style-name="Text_20_body">Теперь сгруппируем знаки операций по приоритетам (то есть по значениям атрибута grName):</text:p>
      <text:p text:style-name="Code"><text:span text:style-name="T6">map</text:span> [Operation |&gt; op:#<text:span text:style-name="T6">symbol</text:span>] {</text:p>
      <text:p text:style-name="Code"><text:tab/><text:span text:style-name="T6">rule</text:span> Op[op.grName + 'Op'] |&gt; op;</text:p>
      <text:p text:style-name="Code">}</text:p>
      <text:p text:style-name="Text_20_body">Выражение Op[op.grName + 'Op'] создает новый нетерминал с указанным именем (например, «PlusOp» для символов, у которых grName="Plus") или находит ранее созданный. Таким образом мы получим следующий результат:</text:p>
      <text:p text:style-name="Code">PlusOp -&gt; '+' | '-' ;</text:p>
      <text:p text:style-name="Code">MultOp -&gt; '*' | '/' ;</text:p>
      <text:p text:style-name="Code">PowOp -&gt; '^' ;</text:p>
      <text:p text:style-name="Text_20_body">Теперь обратимся к общему виду правил для операций, которые должны у нас получиться:</text:p>
      <text:p text:style-name="P58">S -&gt; A | A Op S;<text:tab/>(1)</text:p>
      <text:p text:style-name="Text_20_body">для правоассоциативных операций (Op — знак операции, A — аргумент, то есть операции высшего приоритета), а для левоассоциативных — так:</text:p>
      <text:p text:style-name="P58">S -&gt; A | S Op A;<text:tab/>(2)</text:p>
      <text:p text:style-name="Text_20_body">Заметим, что первая альтернатива в обоих случая одинакова, причем именно по этой альтернативе операции выстраиваются в цепочку:</text:p>
      <text:p text:style-name="Code">Expression -&gt; Plus -&gt; Mult -&gt; Pow -&gt; Atom</text:p>
      <text:p text:style-name="Text_20_body">Напишем преобразование, которое «строит эту цепочку»:</text:p>
      <text:p text:style-name="Code"><text:span text:style-name="T6">map</text:span> [Operation |&gt; op:#<text:span text:style-name="T6">symbol</text:span>] {</text:p>
      <text:p text:style-name="Code"><text:soft-page-break/><text:tab/><text:span text:style-name="T6">rule</text:span> Super[op.super || 'Expression'] -&gt; Operation[op.grName];</text:p>
      <text:p text:style-name="Code">}</text:p>
      <text:p text:style-name="Text_20_body">Входными данными являются все символы, стоящие в правой части определения нетерминала Operation, то есть все знаки операций. В этом преобразовании использовано ранее не упоминавшееся обозначение:</text:p>
      <text:p text:style-name="Code">Super[op.super || 'Expression']</text:p>
      <text:p text:style-name="Text_20_body">Здесь знак «||» обозначает «ленивое или» в следующем смысле: если значение op.super определено, то выражение «op.super || 'Expression'» имеет значение op.super, а если нет — то значение 'Expression'. Таким образом, для операций «Pow» будет построено правило</text:p>
      <text:p text:style-name="Code">Mult -&gt; Pow ;</text:p>
      <text:p text:style-name="Text_20_body">поскольку в группе атрибутов POW есть атрибут super и его значение — 'Mult', а для «Plus» будет построено правило</text:p>
      <text:p text:style-name="Code">Expression -&gt; Plus ;</text:p>
      <text:p text:style-name="Text_20_body">поскольку в соответствующей группе нет атрибута super. Проще говоря, с помощью операции «||» мы задали <text:span text:style-name="T1">значение по умолчанию</text:span><text:span text:style-name="T2"> для атрибута super.</text:span></text:p>
      <text:p text:style-name="Text_20_body">Осталось создать вторые альтернативы в правилах вида (1) и (2). Они различаются в зависимости от ассоциативности операции:</text:p>
      <text:p text:style-name="Code"><text:span text:style-name="T6">map</text:span> [op:#<text:span text:style-name="T6">symbol</text:span>[assoc=left]] {</text:p>
      <text:p text:style-name="Code"><text:tab/><text:span text:style-name="T6">rule</text:span> Operation[op.grName] -&gt; Arg[op.arg || 'Factor'] </text:p>
      <text:p text:style-name="Code"><text:tab/><text:tab/><text:tab/><text:tab/><text:tab/> | Operation Op[op.grName + 'Op'] Arg;</text:p>
      <text:p text:style-name="Code">} </text:p>
      <text:p text:style-name="Code"><text:span text:style-name="T6">map</text:span> [op:#<text:span text:style-name="T6">symbol</text:span>[assoc=right]] {</text:p>
      <text:p text:style-name="Code"><text:tab/><text:span text:style-name="T6">rule</text:span> Operation[op.grName] -&gt; Arg[op.arg || 'Factor'] </text:p>
      <text:p text:style-name="Code"><text:tab/><text:tab/><text:tab/><text:tab/><text:tab/> | Arg Op[op.grName + 'Op'] Operation;</text:p>
      <text:p text:style-name="Code">}</text:p>
      <text:p text:style-name="Text_20_body">Параметры запроса позволяют различать значения атрибута assoc — для каждого из них мы строим свой тип альтернативы. Этих преобразования создают по две альтернативы в каждом правиле. Это в некотором роде дублирует действия предыдущего преобразования, однако позволяет сделать код более читаемым и назначить значение по умолчанию для атрибута arg. Дублирующиеся альтернативы автоматически отбрасываются.</text:p>
      <text:p text:style-name="Text_20_body">В конечном итоге мы получим однозначную грамматику:</text:p>
      <text:p text:style-name="Code">Expression -&gt; Plus ;</text:p>
      <text:p text:style-name="Code">PlusOp -&gt; '+' | '-' ;</text:p>
      <text:p text:style-name="Code">Plus -&gt; Mult | Plus PlusOp Mult ;</text:p>
      <text:p text:style-name="Code">MultOp -&gt; '*' | '/' ;</text:p>
      <text:p text:style-name="Code">Mult -&gt; Pow | Mult MultOp Pow ;</text:p>
      <text:p text:style-name="Code">PowOp -&gt; '^' ;</text:p>
      <text:p text:style-name="Code">Pow -&gt; Atom | Atom PowOp Pow ;</text:p>
      <text:p text:style-name="Code">Atom -&gt; num | '('Expression')' ;</text:p>
      <text:p text:style-name="Text_20_body">Хотелось бы еще избавиться от левой рекурсии. Можно было сделать это сразу, изменив наше преобразование для левоассоциативных операций (#empty обозначает <text:span text:style-name="T8">ε</text:span><text:span text:style-name="T9">-продукцию</text:span>):</text:p>
      <text:p text:style-name="Code"><text:span text:style-name="T6">map </text:span><text:span text:style-name="T7">[</text:span>op:#<text:span text:style-name="T6">symbol</text:span>[assoc=left]] {</text:p>
      <text:p text:style-name="Code"><text:tab/><text:span text:style-name="T6">rule</text:span> Rest[op.grName + 'Rest'] </text:p>
      <text:p text:style-name="Code"><text:tab/><text:tab/>-&gt; Op[op.grName + 'Op'] Arg[op.arg] Rest </text:p>
      <text:p text:style-name="Code"><text:tab/><text:tab/>| #<text:span text:style-name="T6">empty</text:span> ;</text:p>
      <text:p text:style-name="Code"><text:tab/><text:span text:style-name="T6">rule</text:span> Operation[op.grName] -&gt; Arg Rest;</text:p>
      <text:p text:style-name="Code">} </text:p>
      <text:p text:style-name="Text_20_body">Однако лучше создать повторно используемое преобразование, не завязанное на структуру исходной грамматики и наши метаданные:</text:p>
      <text:p text:style-name="Code"><text:span text:style-name="T6">map</text:span> [N:#<text:span text:style-name="T6">nonterm</text:span> -&gt; N a:* || b:{*}] {</text:p>
      <text:p text:style-name="Code"><text:tab/><text:span text:style-name="T6">rule</text:span> R[N.grName + 'Rest'] -&gt; a R | #<text:span text:style-name="T6">empty</text:span>;</text:p>
      <text:p text:style-name="Code"><text:tab/><text:span text:style-name="T6">rule</text:span> N -&gt; b R;</text:p>
      <text:p text:style-name="Code">}</text:p>
      <text:p text:style-name="Text_20_body">В итоге мы получим однозначную грамматику без левой рекурсии. Заметим сразу, что добавление к этой грамматике новых операций — очень простая задача: достаточно лишь дописать их в исходную грамматику и сопоставить правильные метаданные, все остальное (создание не такого уж малого количества правил) произойдет автоматически за счет универсальности созданных преобразований.</text:p>
      <text:p text:style-name="Text_20_body"><text:soft-page-break/>Теперь обратимся к другим видам преобразований. Для начала извлечем из нашей грамматики классы для вершин синтаксического дерева. Базовые классы «Вершина», «Бинарная операция» и «Число» мы опишем вручную, а всех наследников создадим автоматически. Вот базовые классы (описание дается на языке Emfatic [21]):</text:p>
      <text:p text:style-name="Code"><text:span text:style-name="T6">abstract</text:span> <text:span text:style-name="T6">class</text:span> Expression {</text:p>
      <text:p text:style-name="Code">}</text:p>
      <text:p text:style-name="Code"><text:span text:style-name="T6">abstract</text:span> <text:span text:style-name="T6">class</text:span> BinaryExpr <text:span text:style-name="T6">extends</text:span> Expression {</text:p>
      <text:p text:style-name="Code"><text:tab/><text:span text:style-name="T6">val</text:span> left : Expression;</text:p>
      <text:p text:style-name="Code"><text:tab/><text:span text:style-name="T6">val</text:span> right : Expression;</text:p>
      <text:p text:style-name="Code">}</text:p>
      <text:p text:style-name="Code"><text:span text:style-name="T6">class</text:span> Num <text:span text:style-name="T6">extends</text:span> Expression {</text:p>
      <text:p text:style-name="Code"><text:tab/><text:span text:style-name="T6">attr</text:span> value : <text:span text:style-name="T6">int</text:span>;</text:p>
      <text:p text:style-name="Code">}</text:p>
      <text:p text:style-name="Text_20_body">Теперь напишем преобразование, строящее подклассы класса BinaryExpr:</text:p>
      <text:p text:style-name="Code"><text:span text:style-name="T6">map </text:span><text:span text:style-name="T7">[</text:span>Operation -&gt; op:#term] {</text:p>
      <text:p text:style-name="Code"><text:tab/><text:span text:style-name="T6">new</text:span> EClass {</text:p>
      <text:p text:style-name="Code"><text:tab/><text:tab/>name = op.grName;</text:p>
      <text:p text:style-name="Code"><text:tab/><text:tab/>super += BinaryExpr;</text:p>
      <text:p text:style-name="Code"><text:tab/>}</text:p>
      <text:p text:style-name="Code">}</text:p>
      <text:p text:style-name="Text_20_body">Это все, что нужно для создания всех подклассов BinaryExpr (в нашем примере их было бы пять — по одному на каждую операцию), вот один из таких классов:</text:p>
      <text:p text:style-name="Code"><text:span text:style-name="T6">class</text:span> Plus <text:span text:style-name="T6">extends</text:span> BinaryExpr {</text:p>
      <text:p text:style-name="Code">}</text:p>
      <text:p text:style-name="Text_20_body">Теперь осталось построить входное описание для какого-нибудь генератора синтаксических анализаторов. Для примера возьмем ANTLR. Нам нужно построить семантические акции, создающие объекты наших классов. Напомним, для генерации текста мы используем StringTemplate — все, что находится внутри двойных угловых скобок — шаблон для генерации текста. Вот первое преобразование:</text:p>
      <text:p text:style-name="Code"><text:span text:style-name="T6">map</text:span> [* |&gt; sym:#<text:span text:style-name="T6">nonterm</text:span>] &lt;&lt;</text:p>
      <text:p text:style-name="Code"><text:tab/>return &lt;sym.name&gt;;</text:p>
      <text:p text:style-name="Code">&gt;&gt;</text:p>
      <text:p text:style-name="Text_20_body">Для правил, в правой части которых стоит ровно один нетерминал, достаточно вернуть его. Для правил, в правой части которых стоит ровно один терминал (это операции), вернем новый объект:</text:p>
      <text:p text:style-name="Code"><text:span text:style-name="T6">map</text:span> [Operation |&gt; op:#<text:span text:style-name="T6">term</text:span>] &lt;&lt;</text:p>
      <text:p text:style-name="Code"><text:tab/>return new &lt;op.grName&gt;();</text:p>
      <text:p text:style-name="Code">&gt;&gt;</text:p>
      <text:p text:style-name="Text_20_body">Когда операция встречается в инфиксной форме, запишем данные в ее атрибуты:</text:p>
      <text:p text:style-name="Code"><text:span text:style-name="T6">map</text:span> [* |&gt; left:#<text:span text:style-name="T6">symbol</text:span> op:#<text:span text:style-name="T6">symbol</text:span> right:#<text:span text:style-name="T6">symbol</text:span>] &lt;&lt;</text:p>
      <text:p text:style-name="Code"><text:tab/>BinaryExpr result = &lt;op.name&gt;;</text:p>
      <text:p text:style-name="Code"><text:tab/>op.setLeft(&lt;left.name&gt;);</text:p>
      <text:p text:style-name="Code"><text:tab/>op.setRight(&lt;right.name&gt;);</text:p>
      <text:p text:style-name="Code"><text:tab/>return result;</text:p>
      <text:p text:style-name="Code">&gt;&gt;</text:p>
      <text:p text:style-name="Text_20_body">Приведенный пример демонстрирует исключительную расширяемость, которая достигается за счет применения предлагаемого подхода. Изменения грамматики (в разумных пределах) автоматически учитываются преобразованиями, что делает разработку гораздо проще. Система перестала быть монолитной: вся информация распределена по преобразованиям, причем ее можно повторно использовать.</text:p>
      <text:p text:style-name="Text_20_body">Это происходит благодаря гибкости модельно-ориентированной разработки и разделению различных аспектов системы. На самом деле к<text:span text:style-name="T5">онцепция преобразований сродни идеям, применяемым в аспектно-ориентированном программировании [12]: запросы аналогичны точкам встраивания (pointcuts), а преобразования — встраиваемому коду (advice). Аспектно-ориентированное программирование возникло в связи с необходимостью разделять программные системы на модули еще более гибко, чем это позволяет ООП, так что не удивительно, что эти идеи пригодились и нам.</text:span></text:p>
      <text:h text:style-name="Heading_20_2" text:outline-level="2"><text:soft-page-break/>Заключение</text:h>
      <text:p text:style-name="Text_20_body">Данная работа является представлением нового подхода к разработке grammarware, основанного на MDD и использующего принципы аспектно-ориентированного программирования для разделения различных аспектов системы. </text:p>
      <text:p text:style-name="Text_20_body">В работе показано как предлагаемый подход может изменить процесс разработки ПО, связанного с грамматиками: система становится более модульной, ее легче модифицировать и расширять. Сам процесс разработки сохраняется для повторного использования в виде преобразований.</text:p>
      <text:p text:style-name="Text_20_body">Наш подход основывается на новых инструментальных средствах (предметно-ориентированных языках, описанных в данной работе), а также на изменении самого понятия разработка: артефакты не модифицируются вручную, а генерируются с помощью указанных инструментов.</text:p>
      <text:p text:style-name="Text_20_body">Описанные принципы предстоит развивать и уточнять прежде, чем их смогут использовать разработчики промышленных систем, но уже сейчас понятно, что большинство проблем, описанных в работе [3] могут быть решены в рамках предлагаемого подхода.</text:p>
      <text:h text:style-name="Heading_20_2" text:outline-level="2">Литература</text:h>
      <text:list text:style-name="L15">
        <text:list-item>
          <text:p text:style-name="P37">Буч</text:p>
        </text:list-item>
        <text:list-item>
          <text:p text:style-name="P37">Мейер</text:p>
        </text:list-item>
        <text:list-item>
          <text:p text:style-name="P37">Клинт</text:p>
        </text:list-item>
        <text:list-item>
          <text:p text:style-name="P37">MDD</text:p>
        </text:list-item>
        <text:list-item>
          <text:p text:style-name="P37">Language Workbenches</text:p>
        </text:list-item>
        <text:list-item>
          <text:p text:style-name="P37">ANTLR</text:p>
        </text:list-item>
        <text:list-item>
          <text:p text:style-name="P37">SableCC</text:p>
        </text:list-item>
        <text:list-item>
          <text:p text:style-name="P37">xText</text:p>
        </text:list-item>
        <text:list-item>
          <text:p text:style-name="P37">TCS</text:p>
        </text:list-item>
        <text:list-item>
          <text:p text:style-name="P37">ASF+SDF</text:p>
        </text:list-item>
        <text:list-item>
          <text:p text:style-name="P37">Maude</text:p>
        </text:list-item>
        <text:list-item>
          <text:p text:style-name="P37">AOP</text:p>
        </text:list-item>
        <text:list-item>
          <text:p text:style-name="P37">Порождающее программирование</text:p>
        </text:list-item>
        <text:list-item>
          <text:p text:style-name="P37">EBNF</text:p>
        </text:list-item>
        <text:list-item>
          <text:p text:style-name="P37">UML</text:p>
        </text:list-item>
        <text:list-item>
          <text:p text:style-name="P37">AST</text:p>
        </text:list-item>
        <text:list-item>
          <text:p text:style-name="P37">Метамоделирование (Applied metamodeling)</text:p>
        </text:list-item>
        <text:list-item>
          <text:p text:style-name="P37">Ecore</text:p>
        </text:list-item>
        <text:list-item>
          <text:p text:style-name="P37">QVT</text:p>
        </text:list-item>
        <text:list-item>
          <text:p text:style-name="P37">StringTemplate</text:p>
        </text:list-item>
        <text:list-item>
          <text:p text:style-name="P37">Emfati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2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/>
      <style:text-properties fo:text-transform="uppercase" style:font-name="Times New Roman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paragraph-properties fo:text-align="center" style:justify-single-word="false"/>
      <style:text-properties style:font-name="Times New Roman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paragraph-properties fo:text-align="center" style:justify-single-word="false"/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o_20_be_20_removed" style:display-name="To be removed" style:family="paragraph" style:parent-style-name="Text_20_body" style:next-style-name="Text_20_body" style:class="text" style:master-page-name="">
      <style:paragraph-properties style:page-number="auto"/>
      <style:text-properties style:font-name="Arial1" fo:font-size="8pt"/>
    </style:style>
    <style:style style:name="Code" style:family="paragraph" style:parent-style-name="Text_20_body" style:next-style-name="Text_20_body" style:class="text" style:master-page-name="">
      <style:paragraph-properties fo:margin-left="0.5in" fo:margin-right="0in" fo:margin-top="0in" fo:margin-bottom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 New" fo:font-size="10pt"/>
    </style:style>
    <style:style style:name="Abstract" style:family="paragraph" style:parent-style-name="Text_20_body" style:next-style-name="Text_20_body" style:class="text">
      <style:text-properties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lined_20_code" style:display-name="Inlined code" style:family="text">
      <style:text-properties style:font-name="Courier New" fo:font-size="10pt" fo:background-color="transparen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7T13:08:31</dc:date>
    <meta:editing-cycles>456</meta:editing-cycles>
    <meta:editing-duration>P4DT11H58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290" meta:word-count="4618" meta:character-count="36328"/>
  </office:meta>
</office:document-meta>
</file>